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style:style style:name="P8" style:family="paragraph" style:parent-style-name="Heading" style:list-style-name="L1">
      <style:text-properties officeooo:rsid="000652db" officeooo:paragraph-rsid="000652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6100683387062915416" text:style-name="L1">
        <text:list-item>
          <text:p text:style-name="P8"><text:text-input text:description="&lt;if test=&quot;o.preop_meeting_id&gt;">&lt;if test="o.preop_meeting_id&gt;</text:text-input> blabla il y a un rendez vous pre op<text:text-input text:description="&lt;/if&gt;">&lt;/if&gt;</text:text-input></text:p>
        </text:list-item>
        <text:list-item>
          <text:p text:style-name="P7">Pour la consultation d'anesthésie le : <text:text-input text:description="&lt;only_time2()&gt;">&lt;only_time2()&gt;</text:text-input><text:line-break/>à la Clinique de la Baie des Citrons<text:line-break/>En cas d'empêchement merci de prévenir dès que possible au : 26 08 56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1h du matin<text:line-break/>à la Clinique de la Baie des Citrons.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0:10:54.075031072</dc:date>
    <meta:editing-duration>PT6H14M4S</meta:editing-duration>
    <meta:editing-cycles>91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2" meta:word-count="122" meta:character-count="653" meta:non-whitespace-character-count="578"/>
  </office:meta>
</office:document-meta>
</file>